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Whitney" svg:font-family="Whitney, 'Helvetica Neue', Helvetica, Arial, sans-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Ubuntu" fo:font-size="13pt" officeooo:rsid="0019b174" officeooo:paragraph-rsid="0019b174" fo:background-color="transparent" style:font-size-asian="13pt" style:font-size-complex="13pt"/>
    </style:style>
    <style:style style:name="P2" style:family="paragraph" style:parent-style-name="Standard">
      <style:text-properties style:font-name="Ubuntu" fo:font-size="13pt" officeooo:rsid="0019b174" officeooo:paragraph-rsid="0019b174" style:font-size-asian="13pt" style:font-size-complex="13pt"/>
    </style:style>
    <style:style style:name="P3" style:family="paragraph" style:parent-style-name="Standard">
      <style:text-properties fo:font-variant="normal" fo:text-transform="none" fo:color="#000000" style:font-name="Ubuntu" fo:font-size="13pt" fo:letter-spacing="normal" fo:font-style="normal" fo:font-weight="normal" officeooo:rsid="0019b174" officeooo:paragraph-rsid="0019b174" fo:background-color="transparent" style:font-size-asian="13pt" style:font-size-complex="13pt"/>
    </style:style>
    <style:style style:name="P4" style:family="paragraph" style:parent-style-name="Standard">
      <style:text-properties fo:font-variant="normal" fo:text-transform="none" fo:color="#000000" style:font-name="Ubuntu" fo:font-size="13pt" fo:letter-spacing="normal" fo:font-style="normal" fo:font-weight="normal" officeooo:rsid="001a471a" officeooo:paragraph-rsid="001a471a" fo:background-color="transparent" style:font-size-asian="13pt" style:font-size-complex="13pt"/>
    </style:style>
    <style:style style:name="P5" style:family="paragraph" style:parent-style-name="Standard" style:list-style-name="L1">
      <style:text-properties fo:font-variant="normal" fo:text-transform="none" fo:color="#000000" style:font-name="Ubuntu" fo:font-size="13pt" fo:letter-spacing="normal" fo:font-style="normal" fo:font-weight="normal" officeooo:rsid="001a471a" officeooo:paragraph-rsid="001a471a" fo:background-color="transparent" style:font-size-asian="13pt" style:font-size-complex="13pt"/>
    </style:style>
    <style:style style:name="P6" style:family="paragraph" style:parent-style-name="Standard" style:list-style-name="L1">
      <style:text-properties fo:font-variant="normal" fo:text-transform="none" fo:color="#000000" style:font-name="Ubuntu" fo:font-size="13pt" fo:letter-spacing="normal" fo:font-style="normal" fo:font-weight="normal" officeooo:rsid="001c131a" officeooo:paragraph-rsid="001c131a" fo:background-color="transparent" style:font-size-asian="13pt" style:font-size-complex="13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normal" style:font-style-complex="normal"/>
    </style:style>
    <style:style style:name="T3" style:family="text">
      <style:text-properties style:font-style-asian="normal" style:font-style-complex="normal"/>
    </style:style>
    <style:style style:name="T4" style:family="text">
      <style:text-properties officeooo:rsid="001c131a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stallation of ChromeDriver</text:p>
      <text:p text:style-name="P2"/>
      <text:p text:style-name="P2">If you are using UNIX/LINUX you need to open a shell and execute the following lines :</text:p>
      <text:p text:style-name="P1"/>
      <text:p text:style-name="P3">sudo apt-get -y install google-chrome-stable</text:p>
      <text:p text:style-name="P3">unzip chromedriver_linux64.zip </text:p>
      <text:p text:style-name="P3">sudo mv chromedriver /usr/bin/chromedriver </text:p>
      <text:p text:style-name="P3">sudo chown root:root /usr/bin/chromedriver </text:p>
      <text:p text:style-name="P3">sudo chmod +x /usr/bin/chromedriver</text:p>
      <text:p text:style-name="P3"/>
      <text:p text:style-name="P3"/>
      <text:p text:style-name="P3">Note that you need to change repository between line 1 and 2.</text:p>
      <text:p text:style-name="P3"/>
      <text:p text:style-name="P3"/>
      <text:p text:style-name="P4"/>
      <text:p text:style-name="P3">If you are using <text:s/>WINDOWS you need to <text:s/>:</text:p>
      <text:p text:style-name="P3"/>
      <text:p text:style-name="P3"/>
      <text:p text:style-name="P4"/>
      <text:p text:style-name="P4"/>
      <text:p text:style-name="P4"/>
      <text:p text:style-name="P4">How to add a line in the <text:span text:style-name="T1">tags_crawl.json </text:span><text:span text:style-name="T3">file.</text:span></text:p>
      <text:p text:style-name="P4"><text:span text:style-name="T3"/></text:p>
      <text:p text:style-name="P4"><text:span text:style-name="T3">You can achieve this task using </text:span><text:span text:style-name="T1">g2_update_json.add_line_json</text:span><text:span text:style-name="T2"> </text:span><text:span text:style-name="T3">python function.</text:span></text:p>
      <text:p text:style-name="P4"><text:span text:style-name="T3">This function takes 2 arguments ; the path to json file and a list of data you want to add.</text:span></text:p>
      <text:p text:style-name="P4"><text:span text:style-name="T3">In the list you need to put in this exact order :</text:span></text:p>
      <text:list xml:id="list4279264852" text:style-name="L1">
        <text:list-item>
          <text:p text:style-name="P5"><text:span text:style-name="T3">The site name</text:span></text:p>
        </text:list-item>
        <text:list-item>
          <text:p text:style-name="P5"><text:span text:style-name="T3">URL of the source site</text:span></text:p>
        </text:list-item>
        <text:list-item>
          <text:p text:style-name="P6"><text:span text:style-name="T3">The part of URL before keywords (ex: search?q=).</text:span></text:p>
        </text:list-item>
        <text:list-item>
          <text:p text:style-name="P5"><text:span text:style-name="T3">name of the closest identifiable tag to get article url </text:span><text:span text:style-name="T4">(ex : div)</text:span></text:p>
        </text:list-item>
        <text:list-item>
          <text:p text:style-name="P5"><text:span text:style-name="T3">attribute </text:span><text:span text:style-name="T4">key</text:span><text:span text:style-name="T3"> of the closest identifiable tag </text:span><text:span text:style-name="T4">(ex : class)</text:span></text:p>
        </text:list-item>
        <text:list-item>
          <text:p text:style-name="P6"><text:span text:style-name="T3">attribute value of the closest identifiable tag</text:span></text:p>
        </text:list-item>
        <text:list-item>
          <text:p text:style-name="P6"><text:span text:style-name="T3">The separator between keywords (ex : +)</text:span></text:p>
        </text:list-item>
        <text:list-item>
          <text:p text:style-name="P6"><text:span text:style-name="T3">PHP attributes that may be after the keywords</text:span></text:p>
        </text:list-item>
      </text:list>
      <text:p text:style-name="P4"><text:span text:style-name="T3"/></text:p>
      <text:p text:style-name="P4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Whitney" svg:font-family="Whitney, 'Helvetica Neue', Helvetica, Arial, sans-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5T14:14:52.129769582</meta:creation-date>
    <dc:date>2021-01-15T17:21:45.062486559</dc:date>
    <meta:editing-duration>PT53M2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1" meta:word-count="179" meta:character-count="1020" meta:non-whitespace-character-count="865"/>
  </office:meta>
</office:document-meta>
</file>